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AD98E4763FFA7486B.jpg" manifest:media-type="image/jpeg"/>
  <manifest:file-entry manifest:full-path="Pictures/100000000000032B0000025E93FC6240F735D1B3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78cm" fo:min-width="0cm"/>
    </style:style>
    <style:style style:name="gr3" style:family="graphic" style:parent-style-name="objectwithoutfill">
      <style:graphic-properties draw:stroke="solid" svg:stroke-width="0.212cm" draw:marker-start-width="0.519cm" draw:marker-end="Arrow" draw:marker-end-width="0.54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11111" style:font-name="Times New Roman" fo:font-size="54pt" fo:font-weight="bold" style:font-size-asian="54pt" style:font-size-complex="54pt"/>
    </style:style>
    <style:style style:name="T1" style:family="text">
      <style:text-properties fo:color="#111111" style:font-name="Times New Roman" fo:font-size="54pt" fo:font-weight="bold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15.189cm" svg:x="1.492cm" svg:y="5.153cm">
          <draw:image xlink:href="Pictures/100000000000032B0000025E93FC6240F735D1B3.jpg" xlink:type="simple" xlink:show="embed" xlink:actuate="onLoad">
            <text:p/>
          </draw:image>
        </draw:frame>
        <draw:frame draw:style-name="gr1" draw:text-style-name="P1" draw:layer="layout" svg:width="20.32cm" svg:height="15.316cm" svg:x="45.947cm" svg:y="5.496cm">
          <draw:image xlink:href="Pictures/10000000000003200000025AD98E4763FFA7486B.jpg" xlink:type="simple" xlink:show="embed" xlink:actuate="onLoad">
            <text:p/>
          </draw:image>
        </draw:frame>
        <draw:frame draw:style-name="gr2" draw:text-style-name="P3" draw:layer="layout" svg:width="10.795cm" svg:height="4.728cm" svg:x="28.305cm" svg:y="10.877cm">
          <draw:text-box>
            <text:p text:style-name="P2"><text:span text:style-name="T1">Colorization Model</text:span></text:p>
          </draw:text-box>
        </draw:frame>
        <draw:line draw:style-name="gr3" draw:text-style-name="P1" draw:layer="layout" svg:x1="21.628cm" svg:y1="12.938cm" svg:x2="26.527cm" svg:y2="12.938cm">
          <text:p/>
        </draw:line>
        <draw:line draw:style-name="gr3" draw:text-style-name="P1" draw:layer="layout" svg:x1="41.076cm" svg:y1="12.938cm" svg:x2="45.975cm" svg:y2="12.9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8.5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8-25T12:40:52.100898219</dc:date>
    <meta:editing-duration>PT6H24M46S</meta:editing-duration>
    <meta:editing-cycles>82</meta:editing-cycles>
    <meta:generator>LibreOffice/5.1.6.2$Linux_X86_64 LibreOffice_project/10m0$Build-2</meta:generator>
    <meta:document-statistic meta:object-count="5"/>
  </office:meta>
</office:document-meta>
</file>